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133cm" fo:min-width="5.68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73cm" fo:min-width="4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5cm" fo:min-width="3.90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604cm" fo:min-width="1.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34cm" fo:min-width="1.26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0.708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41cm" fo:min-width="1.87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0.99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04cm" fo:min-width="1.7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70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0.88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2cm" fo:min-width="2.62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88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41cm" fo:min-width="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72cm" fo:min-width="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64cm" fo:min-width="4.696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99cm" fo:min-width="2.33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27cm" fo:min-width="9.75cm" loext:decorative="false"/>
      <style:paragraph-properties style:writing-mode="lr-tb"/>
    </style:style>
    <style:style style:name="gr2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8.75cm" svg:height="1.955cm" svg:x="3cm" svg:y="-2.251cm">
            <text:p text:style-name="P1">start</text:p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3" draw:text-style-name="P2" xml:id="id1" draw:id="id1" draw:layer="layout" svg:width="5cm" svg:height="1.623cm" svg:x="7.498cm" svg:y="7.67cm">
            <text:p text:style-name="P1">Read arithmetic expression from user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2" draw:id="id2" draw:layer="layout" svg:width="7cm" svg:height="2.549cm" svg:x="5.998cm" svg:y="10.451cm">
            <text:p text:style-name="P1">Initialise:</text:p>
            <text:p text:style-name="P1">Value=[]</text:p>
            <text:p text:style-name="P1">Ops=[]</text:p>
            <text:p text:style-name="P1">i=o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range-x-minimum="0" draw:handle-range-x-maximum="21600" draw:handle-position="$0 top" draw:handle-position-x="$0" draw:handle-position-y="top"/>
            </draw:enhanced-geometry>
          </draw:custom-shape>
          <draw:line draw:style-name="gr5" draw:text-style-name="P3" draw:layer="layout" svg:x1="9.998cm" svg:y1="6.511cm" svg:x2="9.998cm" svg:y2="7.438cm">
            <text:p/>
          </draw:line>
          <draw:connector draw:style-name="gr6" draw:text-style-name="P1" draw:layer="layout" svg:x1="9.998cm" svg:y1="9.293cm" svg:x2="9.498cm" svg:y2="10.451cm" draw:start-shape="id1" draw:start-glue-point="2" draw:end-shape="id2" draw:end-glue-point="5" svg:d="M9998 9293v626h-500v532" svg:viewBox="0 0 501 1159">
            <text:p/>
          </draw:connector>
          <draw:custom-shape draw:style-name="gr7" draw:text-style-name="P2" xml:id="id3" draw:id="id3" draw:layer="layout" svg:width="4cm" svg:height="3.708cm" svg:x="2.998cm" svg:y="13.696cm">
            <text:p text:style-name="P1">I&lt;len(exp)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6.873cm" svg:y1="11.726cm" svg:x2="4.998cm" svg:y2="13.696cm" draw:start-shape="id2" draw:start-glue-point="9" draw:end-shape="id3" draw:end-glue-point="4" svg:d="M6873 11726h-1875v1970" svg:viewBox="0 0 1876 1971">
            <text:p/>
          </draw:connector>
          <draw:custom-shape draw:style-name="gr8" draw:text-style-name="P2" xml:id="id4" draw:id="id4" draw:layer="layout" svg:width="2.5cm" svg:height="1.39cm" svg:x="8.248cm" svg:y="14.623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svg:x1="6.998cm" svg:y1="15.55cm" svg:x2="9.498cm" svg:y2="14.623cm" draw:start-shape="id3" draw:start-glue-point="7" draw:end-shape="id4" draw:end-glue-point="4" svg:d="M6998 15550h625v-1428h1875v501" svg:viewBox="0 0 2501 1429">
            <text:p/>
          </draw:connector>
          <draw:frame draw:style-name="gr9" draw:text-style-name="P4" draw:layer="layout" svg:width="1.208cm" svg:height="0.962cm" svg:x="7.748cm" svg:y="13.928cm">
            <draw:text-box>
              <text:p>no</text:p>
            </draw:text-box>
          </draw:frame>
          <draw:custom-shape draw:style-name="gr10" draw:text-style-name="P2" draw:layer="layout" svg:width="4.75cm" svg:height="2.781cm" svg:x="3.248cm" svg:y="17.842cm">
            <text:p text:style-name="P1">Space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4.998cm" svg:y1="17.404cm" svg:x2="5.623cm" svg:y2="17.842cm" draw:start-shape="id3" draw:start-glue-point="6" svg:d="M4998 17404v502h625v-64" svg:viewBox="0 0 626 503">
            <text:p/>
          </draw:connector>
          <draw:frame draw:style-name="gr11" draw:text-style-name="P4" draw:layer="layout" svg:width="1.49cm" svg:height="0.962cm" svg:x="5.248cm" svg:y="17.868cm">
            <draw:text-box>
              <text:p>yes</text:p>
            </draw:text-box>
          </draw:frame>
          <draw:custom-shape draw:style-name="gr12" draw:text-style-name="P2" xml:id="id5" draw:id="id5" draw:layer="layout" svg:width="4.5cm" svg:height="3.708cm" svg:x="2.998cm" svg:y="22.039cm">
            <text:p text:style-name="P1">Isdigi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5.623cm" svg:y1="20.623cm" svg:x2="5.248cm" svg:y2="22.039cm" draw:end-shape="id5" draw:end-glue-point="4" svg:d="M5623 20623v458h-375v958" svg:viewBox="0 0 376 1417">
            <text:p/>
          </draw:connector>
          <draw:frame draw:style-name="gr13" draw:text-style-name="P4" draw:layer="layout" svg:width="1.208cm" svg:height="0.962cm" svg:x="5.498cm" svg:y="21.576cm">
            <draw:text-box>
              <text:p>no</text:p>
            </draw:text-box>
          </draw:frame>
          <draw:frame draw:style-name="gr14" draw:text-style-name="P4" xml:id="id6" draw:id="id6" draw:layer="layout" svg:width="1.385cm" svg:height="0.962cm" svg:x="9.748cm" svg:y="18.366cm">
            <draw:text-box>
              <text:p>i++</text:p>
            </draw:text-box>
          </draw:frame>
          <draw:connector draw:style-name="gr6" draw:text-style-name="P1" draw:layer="layout" svg:x1="7.998cm" svg:y1="19.233cm" svg:x2="9.748cm" svg:y2="18.847cm" draw:end-shape="id6" draw:end-glue-point="3" svg:d="M7998 19233h625v-386h1125" svg:viewBox="0 0 1751 387">
            <text:p/>
          </draw:connector>
          <draw:frame draw:style-name="gr15" draw:text-style-name="P4" draw:layer="layout" svg:width="1.49cm" svg:height="1.123cm" svg:x="7.748cm" svg:y="19.722cm">
            <draw:text-box>
              <text:p>yes</text:p>
            </draw:text-box>
          </draw:frame>
          <draw:connector draw:style-name="gr6" draw:text-style-name="P1" draw:layer="layout" svg:x1="10.44cm" svg:y1="19.328cm" svg:x2="7.498cm" svg:y2="23.893cm" draw:start-shape="id6" draw:start-glue-point="2" draw:end-shape="id5" draw:end-glue-point="7" svg:d="M10440 19328v4565h-2942" svg:viewBox="0 0 2943 4566">
            <text:p/>
          </draw:connector>
          <draw:custom-shape draw:style-name="gr16" draw:text-style-name="P2" draw:layer="layout" svg:width="6.25cm" svg:height="3.94cm" svg:x="2.748cm" svg:y="25.722cm">
            <text:p text:style-name="P1">Is</text:p>
            <text:p text:style-name="P1">Operator</text:p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svg:x1="5.248cm" svg:y1="25.747cm" svg:x2="5.873cm" svg:y2="25.722cm" draw:start-shape="id5" draw:start-glue-point="6" svg:d="M5248 25747v502h625v-527" svg:viewBox="0 0 626 528">
            <text:p/>
          </draw:connector>
          <draw:frame draw:style-name="gr13" draw:text-style-name="P4" draw:layer="layout" svg:width="1.208cm" svg:height="0.962cm" svg:x="5.748cm" svg:y="25.747cm">
            <draw:text-box>
              <text:p>no</text:p>
            </draw:text-box>
          </draw:frame>
          <draw:frame draw:style-name="gr17" draw:text-style-name="P4" xml:id="id7" draw:id="id7" draw:layer="layout" svg:width="1.385cm" svg:height="0.962cm" svg:x="11.248cm" svg:y="23.661cm">
            <draw:text-box>
              <text:p>i++</text:p>
            </draw:text-box>
          </draw:frame>
          <draw:connector draw:style-name="gr6" draw:text-style-name="P1" draw:layer="layout" svg:x1="7.498cm" svg:y1="23.893cm" svg:x2="11.248cm" svg:y2="24.142cm" draw:start-shape="id5" draw:start-glue-point="7" draw:end-shape="id7" draw:end-glue-point="3" svg:d="M7498 23893h1876v249h1874" svg:viewBox="0 0 3751 250">
            <text:p/>
          </draw:connector>
          <draw:frame draw:style-name="gr11" draw:text-style-name="P4" draw:layer="layout" svg:width="1.49cm" svg:height="0.962cm" svg:x="9.748cm" svg:y="24.126cm">
            <draw:text-box>
              <text:p>yes</text:p>
            </draw:text-box>
          </draw:frame>
          <draw:connector draw:style-name="gr6" draw:text-style-name="P1" draw:layer="layout" svg:x1="11.94cm" svg:y1="24.623cm" svg:x2="8.998cm" svg:y2="27.693cm" draw:start-shape="id7" draw:start-glue-point="2" svg:d="M11940 24623v1785h-2942v1285" svg:viewBox="0 0 2943 3071">
            <text:p/>
          </draw:connector>
          <draw:custom-shape draw:style-name="gr18" draw:text-style-name="P2" draw:layer="layout" svg:width="5.5cm" svg:height="1.391cm" svg:x="2.748cm" svg:y="31.052cm">
            <text:p text:style-name="P1">Push no to</text:p>
            <text:p text:style-name="P1">value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svg:x1="5.373cm" svg:y1="30.151cm" svg:x2="4.998cm" svg:y2="31.541cm" svg:d="M5373 30151v695h-375v695" svg:viewBox="0 0 376 1391">
            <text:p/>
          </draw:connector>
          <draw:connector draw:style-name="gr6" draw:text-style-name="P1" draw:layer="layout" svg:x1="8.248cm" svg:y1="31.747cm" svg:x2="12.123cm" svg:y2="11.726cm" draw:end-shape="id2" draw:end-glue-point="6" svg:d="M8248 31747h5252v-20021h-1377" svg:viewBox="0 0 5253 20022">
            <text:p/>
          </draw:connector>
          <draw:custom-shape draw:style-name="gr19" draw:text-style-name="P2" draw:layer="layout" svg:width="5.5cm" svg:height="1.622cm" svg:x="2.748cm" svg:y="33.37cm">
            <text:p text:style-name="P1">Push operator to</text:p>
            <text:p text:style-name="P1">ops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svg:x1="4.998cm" svg:y1="32.932cm" svg:x2="4.998cm" svg:y2="33.859cm" svg:d="M4998 32932v927" svg:viewBox="0 0 1 928">
            <text:p/>
          </draw:connector>
          <draw:connector draw:style-name="gr6" draw:text-style-name="P1" draw:layer="layout" svg:x1="8.248cm" svg:y1="34.181cm" svg:x2="12.123cm" svg:y2="11.726cm" draw:end-shape="id2" draw:end-glue-point="6" svg:d="M8248 34181h5252v-22455h-1377" svg:viewBox="0 0 5253 22456">
            <text:p/>
          </draw:connector>
          <draw:custom-shape draw:style-name="gr20" draw:text-style-name="P2" xml:id="id8" draw:id="id8" draw:layer="layout" svg:width="8.25cm" svg:height="2.086cm" svg:x="7.998cm" svg:y="37.103cm">
            <text:p text:style-name="P1">Get input from </text:p>
            <text:p text:style-name="P1">us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range-x-minimum="0" draw:handle-range-x-maximum="21600" draw:handle-position="$0 top" draw:handle-position-x="$0" draw:handle-position-y="top"/>
            </draw:enhanced-geometry>
          </draw:custom-shape>
          <draw:connector draw:style-name="gr6" draw:text-style-name="P1" draw:layer="layout" svg:x1="5.498cm" svg:y1="34.992cm" svg:x2="12.123cm" svg:y2="37.103cm" draw:end-shape="id8" draw:end-glue-point="5" svg:d="M5498 34992v805h6625v1306" svg:viewBox="0 0 6626 2112">
            <text:p/>
          </draw:connector>
          <draw:connector draw:style-name="gr6" draw:text-style-name="P1" draw:layer="layout" svg:x1="15.217cm" svg:y1="38.146cm" svg:x2="12.498cm" svg:y2="8.481cm" draw:start-shape="id8" draw:start-glue-point="6" draw:end-shape="id1" draw:end-glue-point="1" svg:d="M15217 38146h1533v-29665h-4252" svg:viewBox="0 0 4253 29666">
            <text:p/>
          </draw:connector>
          <draw:custom-shape draw:style-name="gr21" draw:text-style-name="P2" draw:layer="layout" svg:width="4cm" svg:height="1.623cm" svg:x="9.248cm" svg:y="39.627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svg:x1="12.123cm" svg:y1="39.189cm" svg:x2="11.248cm" svg:y2="39.627cm" draw:start-shape="id8" draw:start-glue-point="8" svg:d="M12123 39189v502h-875v-64" svg:viewBox="0 0 876 503">
            <text:p/>
          </draw:connector>
          <draw:custom-shape draw:style-name="gr22" draw:text-style-name="P5" draw:layer="layout" svg:width="10.25cm" svg:height="3.177cm" svg:x="4cm" svg:y="4.104cm">
            <text:p text:style-name="P5"><text:span text:style-name="T1">def clear(a):   </text:span></text:p>
            <text:p text:style-name="P5"><text:span text:style-name="T1"><text:s/>return re.sub(r'[^0-9+\-*/.]',"",a)</text:span></text:p>
            <text:p text:style-name="P5"><text:span text:style-name="T2"/></text:p>
            <draw:enhanced-geometry svg:viewBox="0 0 21600 21600" draw:type="rectangle" draw:enhanced-path="M 0 0 L 21600 0 21600 21600 0 21600 0 0 Z N"/>
          </draw:custom-shape>
          <draw:line draw:style-name="gr23" draw:text-style-name="P3" draw:layer="layout" svg:x1="9.5cm" svg:y1="2.149cm" svg:x2="9.5cm" svg:y2="3.6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8T16:17:04.968470900</meta:creation-date>
    <dc:date>2025-08-28T17:50:36.866852500</dc:date>
    <meta:editing-duration>PT5M44S</meta:editing-duration>
    <meta:editing-cycles>1</meta:editing-cycles>
    <meta:document-statistic meta:object-count="41"/>
    <meta:generator>LibreOffice/25.2.5.2$Windows_X86_64 LibreOffice_project/03d19516eb2e1dd5d4ccd751a0d6f35f35e08022</meta:generator>
  </office:meta>
</office:document-meta>
</file>